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6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ngram</text:p>
          </table:table-cell>
          <table:table-cell office:value-type="string" calcext:value-type="string">
            <text:p>Lstm</text:p>
          </table:table-cell>
        </table:table-row>
        <table:table-row table:style-name="ro2">
          <table:table-cell office:value-type="string" calcext:value-type="string">
            <text:p>What's the time</text:p>
          </table:table-cell>
          <table:table-cell table:number-columns-repeated="2" office:value-type="string" calcext:value-type="string">
            <text:p>{u'direction': 0.0, u'clock': 99.0, u'navigate': 0.0, u'self': 0.0, u'actions': 0.0, u'weather': 0.0, u'greet': 0.0, u'meet': 0.0}</text:p>
          </table:table-cell>
          <table:table-cell/>
        </table:table-row>
        <table:table-row table:style-name="ro2">
          <table:table-cell office:value-type="string" calcext:value-type="string">
            <text:p>What time is it</text:p>
          </table:table-cell>
          <table:table-cell table:number-columns-repeated="2" office:value-type="string" calcext:value-type="string">
            <text:p>{u'direction': 0.0, u'clock': 100.0, u'navigate': 0.0, u'self': 0.0, u'actions': 0.0, u'weather': 0.0, u'greet': 0.0, u'meet': 0.0}</text:p>
          </table:table-cell>
          <table:table-cell/>
        </table:table-row>
        <table:table-row table:style-name="ro2">
          <table:table-cell office:value-type="string" calcext:value-type="string">
            <text:p>what's time now</text:p>
          </table:table-cell>
          <table:table-cell table:number-columns-repeated="2" office:value-type="string" calcext:value-type="string">
            <text:p>{u'direction': 0.0, u'clock': 99.0, u'navigate': 0.0, u'self': 0.0, u'actions': 0.0, u'weather': 0.0, u'greet': 0.0, u'meet': 0.0}</text:p>
          </table:table-cell>
          <table:table-cell/>
        </table:table-row>
        <table:table-row table:style-name="ro2">
          <table:table-cell office:value-type="string" calcext:value-type="string">
            <text:p>What is time</text:p>
          </table:table-cell>
          <table:table-cell table:number-columns-repeated="2" office:value-type="string" calcext:value-type="string">
            <text:p>{u'direction': 0.0, u'clock': 99.0, u'navigate': 0.0, u'self': 0.0, u'actions': 0.0, u'weather': 0.0, u'greet': 0.0, u'meet': 0.0}</text:p>
          </table:table-cell>
          <table:table-cell/>
        </table:table-row>
        <table:table-row table:style-name="ro2">
          <table:table-cell office:value-type="string" calcext:value-type="string">
            <text:p>what's the time</text:p>
          </table:table-cell>
          <table:table-cell table:number-columns-repeated="2" office:value-type="string" calcext:value-type="string">
            <text:p>{u'direction': 0.0, u'clock': 99.0, u'navigate': 0.0, u'self': 0.0, u'actions': 0.0, u'weather': 0.0, u'greet': 0.0, u'meet': 0.0}</text:p>
          </table:table-cell>
          <table:table-cell/>
        </table:table-row>
        <table:table-row table:style-name="ro2">
          <table:table-cell office:value-type="string" calcext:value-type="string">
            <text:p>I am not telling you this time</text:p>
          </table:table-cell>
          <table:table-cell office:value-type="string" calcext:value-type="string">
            <text:p>{u'direction': 0.0, u'clock': 0.0, u'navigate': 0.0, u'self': 0.0, u'actions': 99.0, u'weather': 0.0, u'greet': 0.0, u'meet': 0.0}</text:p>
          </table:table-cell>
          <table:table-cell office:value-type="string" calcext:value-type="string">
            <text:p>{u'direction': 2.0, u'clock': 0.0, u'navigate': 8.0, u'self': 0.0, u'actions': 0.0, u'weather': 0.0, u'greet': 0.0, u'meet': 89.0}</text:p>
          </table:table-cell>
          <table:table-cell/>
        </table:table-row>
        <table:table-row table:style-name="ro2">
          <table:table-cell office:value-type="string" calcext:value-type="string">
            <text:p>I am going to another restaurant this time</text:p>
          </table:table-cell>
          <table:table-cell office:value-type="string" calcext:value-type="string">
            <text:p>{u'direction': 0.0, u'clock': 0.0, u'navigate': 4.0, u'self': 0.0, u'actions': 0.0, u'weather': 0.0, u'greet': 0.0, u'meet': 95.0}</text:p>
          </table:table-cell>
          <table:table-cell office:value-type="string" calcext:value-type="string">
            <text:p>{u'direction': 2.0, u'clock': 0.0, u'navigate': 10.0, u'self': 0.0, u'actions': 0.0, u'weather': 0.0, u'greet': 0.0, u'meet': 86.0}</text:p>
          </table:table-cell>
          <table:table-cell/>
        </table:table-row>
        <table:table-row table:style-name="ro2">
          <table:table-cell office:value-type="string" calcext:value-type="string">
            <text:p>I will meet you at another place this time</text:p>
          </table:table-cell>
          <table:table-cell office:value-type="string" calcext:value-type="string">
            <text:p>{u'direction': 0.0, u'clock': 0.0, u'navigate': 0.0, u'self': 0.0, u'actions': 0.0, u'weather': 0.0, u'greet': 0.0, u'meet': 99.0}</text:p>
          </table:table-cell>
          <table:table-cell office:value-type="string" calcext:value-type="string">
            <text:p>{u'direction': 0.0, u'clock': 0.0, u'navigate': 0.0, u'self': 0.0, u'actions': 0.0, u'weather': 0.0, u'greet': 99.0, u'meet': 0.0}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1:22:35.604850244</meta:creation-date>
    <dc:date>2017-12-15T16:09:07.412682490</dc:date>
    <meta:editing-duration>PT2H55M50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